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fo:font-weight="bold" officeooo:rsid="0020e415" officeooo:paragraph-rsid="0020e415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20e415" officeooo:paragraph-rsid="0020e41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0e41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990000" style:text-underline-style="solid" style:text-underline-width="auto" style:text-underline-color="font-color"/>
    </style:style>
    <style:style style:name="T10" style:family="text">
      <style:text-properties fo:color="#990000" fo:font-style="normal" style:font-style-asian="normal" style:font-style-complex="normal"/>
    </style:style>
    <style:style style:name="T11" style:family="text">
      <style:text-properties fo:color="#006666" style:text-underline-style="solid" style:text-underline-width="auto" style:text-underline-color="font-color"/>
    </style:style>
    <style:style style:name="T12" style:family="text">
      <style:text-properties fo:color="#000099" style:text-underline-style="solid" style:text-underline-width="auto" style:text-underline-color="font-color"/>
    </style:style>
    <style:style style:name="T13" style:family="text">
      <style:text-properties fo:color="#663300" fo:font-style="normal" style:font-style-asian="normal" style:font-style-complex="normal"/>
    </style:style>
    <style:style style:name="T14" style:family="text">
      <style:text-properties fo:color="#ffff00" fo:font-style="normal" style:font-style-asian="normal" style:font-style-complex="normal"/>
    </style:style>
    <style:style style:name="T15" style:family="text">
      <style:text-properties fo:color="#cc9900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7">4</text:span>L<text:span text:style-name="T7">15</text:span> German</text:p>
      <text:p text:style-name="P2"/>
      <text:p text:style-name="P2"/>
      <text:p text:style-name="P2"/>
      <text:p text:style-name="P3">Time-Manner-Place Sentence Order</text:p>
      <text:p text:style-name="P3"/>
      <text:p text:style-name="P3"><text:tab/>Ex:</text:p>
      <text:p text:style-name="P3"><text:tab/><text:tab/><text:span text:style-name="T1">Was machst du am Montag?</text:span></text:p>
      <text:p text:style-name="P3"><text:span text:style-name="T1"><text:tab/><text:tab/></text:span>Ich fahre <text:span text:style-name="T9">am Montag</text:span><text:span text:style-name="T8"> </text:span><text:span text:style-name="T11">mit dem Auto</text:span><text:span text:style-name="T12"> zur Shule.</text:span></text:p>
      <text:p text:style-name="P4"><text:tab/><text:tab/><text:span text:style-name="T3">Sub.| Verb |<text:tab/></text:span><text:span text:style-name="T4">time</text:span><text:span text:style-name="T3"><text:tab/> | <text:s text:c="5"/></text:span><text:span text:style-name="T4">manner</text:span><text:span text:style-name="T3"><text:tab/>| <text:s text:c="4"/></text:span><text:span text:style-name="T4">place</text:span></text:p>
      <text:p text:style-name="P3"/>
      <text:p text:style-name="P3"><text:tab/><text:span text:style-name="T3">However, as long as the verb is in second place, Germans can express the same sentence as <text:tab/>follows.</text:span></text:p>
      <text:p text:style-name="P3"><text:span text:style-name="T3"/></text:p>
      <text:p text:style-name="P3"><text:span text:style-name="T3"><text:tab/><text:tab/></text:span><text:span text:style-name="T10">Am Montag</text:span><text:span text:style-name="T5"> </text:span><text:span text:style-name="T15">fahre</text:span><text:span text:style-name="T5"> ich mit dem Auto zur Schule</text:span></text:p>
      <text:p text:style-name="P3"><text:span text:style-name="T5"><text:tab/><text:tab/>| <text:s text:c="6"/>time <text:s text:c="4"/>| verb | <text:s text:c="7"/>manner <text:s text:c="7"/>| <text:s text:c="5"/>place</text:span></text:p>
      <text:p text:style-name="P3">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8T11:28:15.789193496</dc:date>
    <meta:editing-duration>PT1H3M53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10" meta:word-count="64" meta:character-count="373" meta:non-whitespace-character-count="267"/>
  </office:meta>
</office:document-meta>
</file>